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ataFilterMethod" style:family="table">
      <style:table-properties style:width="6.6931in" table:align="margins" style:may-break-between-rows="true" table:border-model="collapsing"/>
    </style:style>
    <style:style style:name="DataFilterMethod.A" style:family="table-column">
      <style:table-column-properties style:column-width="2.2313in" style:rel-column-width="21845*"/>
    </style:style>
    <style:style style:name="DataFilterMethod.1" style:family="table-row">
      <style:table-row-properties style:min-row-height="0.1354in"/>
    </style:style>
    <style:style style:name="DataFilterMethod.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DataFilterMethod.2" style:family="table-row">
      <style:table-row-properties style:min-row-height="0.0938in"/>
    </style:style>
    <style:style style:name="DataFilterMethod.A2" style:family="table-cell">
      <style:table-cell-properties fo:background-color="transparent" fo:padding="0in" fo:border="none" style:writing-mode="page">
        <style:background-image/>
      </style:table-cell-properties>
    </style:style>
    <style:style style:name="DataFilterMethod.3" style:family="table-row">
      <style:table-row-properties style:min-row-height="0.0833in"/>
    </style:style>
    <style:style style:name="DataFilterMethod.A9" style:family="table-cell">
      <style:table-cell-properties style:vertical-align="middle" fo:background-color="transparent" fo:padding="0in" fo:border="none" style:writing-mode="page">
        <style:background-image/>
      </style:table-cell-properties>
    </style:style>
    <style:style style:name="DataFilterMethod.18" style:family="table-row">
      <style:table-row-properties fo:keep-together="auto"/>
    </style:style>
    <style:style style:name="DataFilterMethod.A19" style:family="table-cell">
      <style:table-cell-properties fo:background-color="transparent" fo:padding="0in" fo:border-left="none" fo:border-right="none" fo:border-top="none" fo:border-bottom="0.75pt solid #000000" style:writing-mode="page">
        <style:background-image/>
      </style:table-cell-properties>
    </style:style>
    <style:style style:name="DataFilterMethod.B19" style:family="table-cell">
      <style:table-cell-properties fo:background-color="transparent" fo:padding="0in" fo:border-left="none" fo:border-right="none" fo:border-top="none" fo:border-bottom="0.75pt solid #000000" style:writing-mode="page">
        <style:background-image/>
      </style:table-cell-properties>
    </style:style>
    <style:style style:name="DataFilterMethod.C19"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22pt" officeooo:rsid="00038e4a" officeooo:paragraph-rsid="00038e4a" style:font-size-asian="22pt" style:font-size-complex="22pt"/>
    </style:style>
    <style:style style:name="P2" style:family="paragraph" style:parent-style-name="Standard">
      <style:paragraph-properties fo:text-align="justify" style:justify-single-word="false"/>
      <style:text-properties fo:font-size="12pt" fo:font-weight="bold" officeooo:rsid="00038e4a" officeooo:paragraph-rsid="00038e4a"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38e4a" officeooo:paragraph-rsid="00038e4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officeooo:paragraph-rsid="00038e4a"/>
    </style:style>
    <style:style style:name="P5" style:family="paragraph" style:parent-style-name="Standard">
      <style:paragraph-properties fo:text-align="justify" style:justify-single-word="false"/>
      <style:text-properties officeooo:paragraph-rsid="0004abb1"/>
    </style:style>
    <style:style style:name="P6" style:family="paragraph" style:parent-style-name="Standard">
      <style:paragraph-properties fo:text-align="justify" style:justify-single-word="false"/>
      <style:text-properties fo:font-weight="bold" officeooo:rsid="0004abb1" officeooo:paragraph-rsid="0004abb1" style:font-weight-asian="bold" style:font-weight-complex="bold"/>
    </style:style>
    <style:style style:name="P7" style:family="paragraph" style:parent-style-name="Standard">
      <style:text-properties fo:font-weight="bold" officeooo:rsid="0004abb1" officeooo:paragraph-rsid="0004abb1" style:font-weight-asian="bold" style:font-weight-complex="bold"/>
    </style:style>
    <style:style style:name="P8" style:family="paragraph" style:parent-style-name="Standard">
      <style:text-properties fo:font-weight="bold" officeooo:rsid="0007c6c7" officeooo:paragraph-rsid="0007c6c7" style:font-weight-asian="bold" style:font-weight-complex="bold"/>
    </style:style>
    <style:style style:name="P9" style:family="paragraph" style:parent-style-name="Standard">
      <style:paragraph-properties fo:text-align="center" style:justify-single-word="false"/>
      <style:text-properties fo:font-weight="bold" officeooo:rsid="0007c6c7" officeooo:paragraph-rsid="0007c6c7" style:font-weight-asian="bold" style:font-weight-complex="bold"/>
    </style:style>
    <style:style style:name="P10" style:family="paragraph" style:parent-style-name="Standard">
      <style:text-properties officeooo:paragraph-rsid="0004abb1"/>
    </style:style>
    <style:style style:name="P11" style:family="paragraph" style:parent-style-name="Standard">
      <style:paragraph-properties fo:text-align="justify" style:justify-single-word="false"/>
      <style:text-properties officeooo:rsid="0004abb1" officeooo:paragraph-rsid="0004abb1"/>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156" officeooo:paragraph-rsid="00081156"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769" officeooo:paragraph-rsid="0009576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543a" officeooo:paragraph-rsid="000a543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156" officeooo:paragraph-rsid="0008115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156" officeooo:paragraph-rsid="0008115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543a" officeooo:paragraph-rsid="000a543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Preformatted_20_Text">
      <style:text-properties officeooo:rsid="000bbfd0" officeooo:paragraph-rsid="000bbfd0"/>
    </style:style>
    <style:style style:name="P20" style:family="paragraph" style:parent-style-name="Standard">
      <style:paragraph-properties fo:text-align="center" style:justify-single-word="false"/>
      <style:text-properties fo:font-weight="normal" officeooo:rsid="0007c6c7" officeooo:paragraph-rsid="0007c6c7" style:font-weight-asian="normal" style:font-weight-complex="normal"/>
    </style:style>
    <style:style style:name="P21" style:family="paragraph" style:parent-style-name="Standard">
      <style:text-properties fo:font-weight="normal" officeooo:rsid="0007c6c7" officeooo:paragraph-rsid="0007c6c7" style:font-weight-asian="normal" style:font-weight-complex="normal"/>
    </style:style>
    <style:style style:name="P22" style:family="paragraph" style:parent-style-name="Standard">
      <style:text-properties fo:font-weight="normal" officeooo:rsid="000cb001" officeooo:paragraph-rsid="000cb001" style:font-weight-asian="normal" style:font-weight-complex="normal"/>
    </style:style>
    <style:style style:name="P23" style:family="paragraph" style:parent-style-name="Standard">
      <style:text-properties officeooo:rsid="000cb001" officeooo:paragraph-rsid="000cb001"/>
    </style:style>
    <style:style style:name="P24" style:family="paragraph" style:parent-style-name="Standard">
      <style:text-properties style:text-position="0% 100%" officeooo:rsid="000cb001" officeooo:paragraph-rsid="000cb001"/>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0cb001" officeooo:paragraph-rsid="000cb001" style:font-weight-asian="bold" style:font-weight-complex="bold"/>
    </style:style>
    <style:style style:name="P27" style:family="paragraph" style:parent-style-name="Standard">
      <style:paragraph-properties fo:text-align="justify" style:justify-single-word="false"/>
      <style:text-properties fo:font-size="12pt" fo:font-weight="normal" officeooo:rsid="00038e4a" officeooo:paragraph-rsid="00038e4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0d3cea" officeooo:paragraph-rsid="000d3cea" style:font-size-asian="10.5pt" style:font-weight-asian="normal" style:font-size-complex="12pt" style:font-weight-complex="normal"/>
    </style:style>
    <style:style style:name="T1" style:family="text">
      <style:text-properties officeooo:rsid="00038e4a"/>
    </style:style>
    <style:style style:name="T2" style:family="text">
      <style:text-properties fo:font-size="12pt" fo:font-weight="normal" officeooo:rsid="00038e4a" style:font-size-asian="10.5pt" style:font-weight-asian="normal" style:font-size-complex="12pt" style:font-weight-complex="normal"/>
    </style:style>
    <style:style style:name="T3" style:family="text">
      <style:text-properties officeooo:rsid="0004abb1"/>
    </style:style>
    <style:style style:name="T4" style:family="text">
      <style:text-properties fo:font-weight="bold" officeooo:rsid="0004abb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4abb1" style:font-weight-asian="normal" style:font-weight-complex="normal"/>
    </style:style>
    <style:style style:name="T7" style:family="text">
      <style:text-properties officeooo:rsid="00061892"/>
    </style:style>
    <style:style style:name="T8" style:family="text">
      <style:text-properties officeooo:rsid="00070883"/>
    </style:style>
    <style:style style:name="T9" style:family="text">
      <style:text-properties officeooo:rsid="000bbfd0"/>
    </style:style>
    <style:style style:name="T10" style:family="text">
      <style:text-properties officeooo:rsid="000cb001"/>
    </style:style>
    <style:style style:name="T11" style:family="text">
      <style:text-properties style:text-position="super 58%"/>
    </style:style>
    <style:style style:name="T12" style:family="text">
      <style:text-properties officeooo:rsid="000d3c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tudy on Linear Regression <text:span text:style-name="T3">with R</text:span></text:p>
      <text:p text:style-name="P1"/>
      <text:p text:style-name="P1"/>
      <text:p text:style-name="P1"/>
      <text:p text:style-name="P2">Abstract</text:p>
      <text:p text:style-name="P3"><text:tab/>Regression analysis is performed so as to determine the correlations between two or more variables having cause-effects relations, and to make predictions for the topic using the relation.</text:p>
      <text:p text:style-name="P3"/>
      <text:p text:style-name="P3">Answers are sought in this research to questions such as “are there any relations between dependent and independent variables?”,”If there are any relations how are they related?”, “is it possible to model relation between variation of them with respect to one another”.</text:p>
      <text:p text:style-name="P2"/>
      <text:p text:style-name="P2"/>
      <text:p text:style-name="P2"/>
      <text:p text:style-name="P2"/>
      <text:p text:style-name="P2">1. I<text:span text:style-name="T3">NTRODUCTION</text:span></text:p>
      <text:p text:style-name="P2"/>
      <text:p text:style-name="P3"><text:tab/>Linear regression is a statistical procedure for calculating the value of a dependent variable from an independent variable. Linear regression measures the association between two variables. It is a modeling technique where a dependent variable is predicted based on one or more independent variables. Linear regression analysis is the most widely used of all statistical techniques. </text:p>
      <text:p text:style-name="P4"><text:span text:style-name="T2"><text:tab/></text:span>The concept of linear regression was first proposed by Sir Francis <text:span text:style-name="T1">Galton</text:span> in 1894. Linear regression is a statistical test applied to a data set to de<text:span text:style-name="T1">fi</text:span>ne and quantify the relation between the considered variables. <text:span text:style-name="T1">Univariates</text:span> statistical tests such as Chi-square, Fisher’s exact test, t-test, and analysis of variance (<text:span text:style-name="T1">ANOVA</text:span>) do not allow taking into account the effect of other <text:span text:style-name="T1">covariates</text:span> during analyses (Chang 2004). However, partial correlation and regression are the tests that allow the researcher to control the effect of <text:span text:style-name="T1">confounders</text:span> in the understanding of the relation between two variables (Chang 2003).</text:p>
      <text:p text:style-name="P4"/>
      <text:p text:style-name="P11"><text:tab/>In this research we tried to model the data of Yellow-Taxi tripdata which was extracted from respective website of agency of NYC. In the data we tried to figure the discrepancies of the trip distances, raw fare values and total fare values. The data has quite much errors including missing details of fare prices for very long journeys, missing number of passengers, missing number of fare and much more which required filtering of data and arranging in manner the regression could make sense. <text:span text:style-name="T7">We opted for statistical programming language R which has many libraries like “Tidyverse” </text:span><text:span text:style-name="T8">which has great functional support for filtering of data which has wrong values and arranging data in order so that regression was understood and R had ability to extract data from .csv datasets and modelling it to a readable format of data.</text:span></text:p>
      <text:p text:style-name="P4"/>
      <text:p text:style-name="P6">2. SIGNIFICANCE OF LINEAR REGRESSION</text:p>
      <text:p text:style-name="P6"/>
      <text:p text:style-name="P5"><text:span text:style-name="T6"><text:tab/>The use of linear regression model is important for the</text:span><text:span text:style-name="T4"> </text:span>following reasons:</text:p>
      <text:p text:style-name="Standard">a. Descriptive – It helps in analyzing the strength of the association between the outcome (dependent variable) and predictor variables</text:p>
      <text:p text:style-name="Standard">b. Adjustment – It adjusts for the effect of covariates or the confounders</text:p>
      <text:p text:style-name="Standard"/>
      <text:p text:style-name="Standard"/>
      <text:p text:style-name="Standard"/>
      <text:p text:style-name="Standard"/>
      <text:p text:style-name="Standard"><text:soft-page-break/></text:p>
      <text:p text:style-name="Standard"/>
      <text:p text:style-name="P7">3. <text:span text:style-name="T8">LINEAR REGRESSION MATHEMATICAL PERSPECTIVES</text:span></text:p>
      <text:p text:style-name="P7"/>
      <text:p text:style-name="P10"><text:span text:style-name="T6"><text:tab/>The linear regression analysis uses the mathematical </text:span>equation, i.e., y = mx + c, that describes the line of best <text:span text:style-name="T8">for</text:span> for the relationship between y (dependent variable) and x (independent variable). The regression co<text:span text:style-name="T8">ef</text:span>f<text:span text:style-name="T8">i</text:span>cient, i.e., r<text:span text:style-name="T8">^</text:span>2 implies the degree of variability of y due to x<text:span text:style-name="T8">^</text:span>[1-8]</text:p>
      <text:p text:style-name="P10"/>
      <text:p text:style-name="P10">In correlation analysis, the correlation coe<text:span text:style-name="T8">f</text:span>f<text:span text:style-name="T8">i</text:span>cient “r” is a dimensionless number whose value ranges from −1 to +1. A value toward −1 indicates inverse or negative relationship, whereas towards +1 indicate a positive relation. When there is a normal distribution, the Pearson’s correlation is used, </text:p>
      <text:p text:style-name="Standard">whereas, in non normally distributed data, Spearman’s rank correlation is used.</text:p>
      <text:p text:style-name="Standard"/>
      <text:p text:style-name="P8">4. DATASET HIGHLIGHTS</text:p>
      <text:p text:style-name="P8"/>
      <text:p text:style-name="P9"><text:span text:style-name="T5">Dataset consists of 348371 observation with 18 elements per observation. Few of the data has fare values and distance values indefinably high which meant the regression line or regression relation could have “m” or slope tends to infinity or zero, which was first challenge, Tidyverse was initial help taken during first steps. The points taken into mind while sorting were as given below</text:span></text:p>
      <text:p text:style-name="P20"/>
      <text:p text:style-name="P21"><text:tab/></text:p>
      <text:p text:style-name="P10"/>
      <text:p text:style-name="P7"/>
      <text:p text:style-name="P7"/>
      <text:p text:style-name="P7"/>
      <table:table table:name="DataFilterMethod" table:style-name="DataFilterMethod" table:template-name="Academic">
        <table:table-column table:style-name="DataFilterMethod.A" table:number-columns-repeated="3"/>
        <table:table-row table:style-name="DataFilterMethod.1">
          <table:table-cell table:style-name="DataFilterMethod.A1" office:value-type="string">
            <text:p text:style-name="P17"><text:s text:c="21"/>Ref no</text:p>
          </table:table-cell>
          <table:table-cell table:style-name="DataFilterMethod.A1" office:value-type="string">
            <text:p text:style-name="P16">Variable Name</text:p>
          </table:table-cell>
          <table:table-cell table:style-name="DataFilterMethod.A1" office:value-type="string">
            <text:p text:style-name="P16">Step Taken</text:p>
          </table:table-cell>
        </table:table-row>
        <table:table-row table:style-name="DataFilterMethod.2">
          <table:table-cell table:style-name="DataFilterMethod.A2" office:value-type="string">
            <text:p text:style-name="P12"><text:s/>1</text:p>
          </table:table-cell>
          <table:table-cell table:style-name="DataFilterMethod.A2" office:value-type="string">
            <text:p text:style-name="P14">Vendor ID</text:p>
          </table:table-cell>
          <table:table-cell table:style-name="DataFilterMethod.A2" office:value-type="string">
            <text:p text:style-name="P15">Checked weather Vendor ID was </text:p>
            <text:p text:style-name="P15">valid or NA</text:p>
          </table:table-cell>
        </table:table-row>
        <table:table-row table:style-name="DataFilterMethod.3">
          <table:table-cell table:style-name="DataFilterMethod.A2" office:value-type="string">
            <text:p text:style-name="P12">2</text:p>
          </table:table-cell>
          <table:table-cell table:style-name="DataFilterMethod.A2" office:value-type="string">
            <text:p text:style-name="P14">Pick-Up-Time</text:p>
          </table:table-cell>
          <table:table-cell table:style-name="DataFilterMethod.A2" office:value-type="string">
            <text:p text:style-name="P15">Checked whether Time was valid or NA</text:p>
          </table:table-cell>
        </table:table-row>
        <table:table-row table:style-name="DataFilterMethod.3">
          <table:table-cell table:style-name="DataFilterMethod.A2" office:value-type="string">
            <text:p text:style-name="P12">3</text:p>
          </table:table-cell>
          <table:table-cell table:style-name="DataFilterMethod.A2" office:value-type="string">
            <text:p text:style-name="P14">Drop-Off-time</text:p>
          </table:table-cell>
          <table:table-cell table:style-name="DataFilterMethod.A2" office:value-type="string">
            <text:p text:style-name="P15">Checked whether Time was valid or NA</text:p>
          </table:table-cell>
        </table:table-row>
        <table:table-row table:style-name="DataFilterMethod.3">
          <table:table-cell table:style-name="DataFilterMethod.A2" office:value-type="string">
            <text:p text:style-name="P12">4</text:p>
          </table:table-cell>
          <table:table-cell table:style-name="DataFilterMethod.A2" office:value-type="string">
            <text:p text:style-name="P14">Passenger-count</text:p>
          </table:table-cell>
          <table:table-cell table:style-name="DataFilterMethod.A2" office:value-type="string">
            <text:p text:style-name="P15">Checked whether count was valid or NA</text:p>
          </table:table-cell>
        </table:table-row>
        <table:table-row table:style-name="DataFilterMethod.3">
          <table:table-cell table:style-name="DataFilterMethod.A2" office:value-type="string">
            <text:p text:style-name="P12">5</text:p>
          </table:table-cell>
          <table:table-cell table:style-name="DataFilterMethod.A2" office:value-type="string">
            <text:p text:style-name="P14">Trip-distance</text:p>
          </table:table-cell>
          <table:table-cell table:style-name="DataFilterMethod.A2" office:value-type="string">
            <text:p text:style-name="P15">Checked if the distance exceeded </text:p>
            <text:p text:style-name="P15">limits of regression </text:p>
          </table:table-cell>
        </table:table-row>
        <table:table-row>
          <table:table-cell table:style-name="DataFilterMethod.A2" office:value-type="string">
            <text:p text:style-name="P12">6</text:p>
          </table:table-cell>
          <table:table-cell table:style-name="DataFilterMethod.A2" office:value-type="string">
            <text:p text:style-name="P14">Rate code ID</text:p>
          </table:table-cell>
          <table:table-cell table:style-name="DataFilterMethod.A2" office:value-type="string">
            <text:p text:style-name="P13">-</text:p>
          </table:table-cell>
        </table:table-row>
        <table:table-row>
          <table:table-cell table:style-name="DataFilterMethod.A2" office:value-type="string">
            <text:p text:style-name="P12">7</text:p>
          </table:table-cell>
          <table:table-cell table:style-name="DataFilterMethod.A2" office:value-type="string">
            <text:p text:style-name="P14">Store-and-fwd-flag</text:p>
          </table:table-cell>
          <table:table-cell table:style-name="DataFilterMethod.A2" office:value-type="string">
            <text:p text:style-name="P13">-</text:p>
          </table:table-cell>
        </table:table-row>
        <table:table-row>
          <table:table-cell table:style-name="DataFilterMethod.A9" office:value-type="string">
            <text:p text:style-name="P12">8</text:p>
          </table:table-cell>
          <table:table-cell table:style-name="DataFilterMethod.A2" office:value-type="string">
            <text:p text:style-name="P14">PU Location ID</text:p>
          </table:table-cell>
          <table:table-cell table:style-name="DataFilterMethod.A2" office:value-type="string">
            <text:p text:style-name="P13">-</text:p>
          </table:table-cell>
        </table:table-row>
        <table:table-row>
          <table:table-cell table:style-name="DataFilterMethod.A2" office:value-type="string">
            <text:p text:style-name="P12">9</text:p>
          </table:table-cell>
          <table:table-cell table:style-name="DataFilterMethod.A2" office:value-type="string">
            <text:p text:style-name="P14">DO Location ID</text:p>
          </table:table-cell>
          <table:table-cell table:style-name="DataFilterMethod.A2" office:value-type="string">
            <text:p text:style-name="P13">-</text:p>
          </table:table-cell>
        </table:table-row>
        <table:table-row>
          <table:table-cell table:style-name="DataFilterMethod.A2" office:value-type="string">
            <text:p text:style-name="P12">10</text:p>
          </table:table-cell>
          <table:table-cell table:style-name="DataFilterMethod.A2" office:value-type="string">
            <text:p text:style-name="P14">Payment Type</text:p>
          </table:table-cell>
          <table:table-cell table:style-name="DataFilterMethod.A2" office:value-type="string">
            <text:p text:style-name="P13">-</text:p>
          </table:table-cell>
        </table:table-row>
        <table:table-row>
          <table:table-cell table:style-name="DataFilterMethod.A2" office:value-type="string">
            <text:p text:style-name="P12">11</text:p>
          </table:table-cell>
          <table:table-cell table:style-name="DataFilterMethod.A2" office:value-type="string">
            <text:p text:style-name="P14">Fare amount</text:p>
          </table:table-cell>
          <table:table-cell table:style-name="DataFilterMethod.A2" office:value-type="string">
            <text:p text:style-name="P15">Checked whether fare was valid or indefinitely high </text:p>
          </table:table-cell>
        </table:table-row>
        <table:table-row>
          <table:table-cell table:style-name="DataFilterMethod.A2" office:value-type="string">
            <text:p text:style-name="P12">12</text:p>
          </table:table-cell>
          <table:table-cell table:style-name="DataFilterMethod.A2" office:value-type="string">
            <text:p text:style-name="P14">Extra</text:p>
          </table:table-cell>
          <table:table-cell table:style-name="DataFilterMethod.A2" office:value-type="string">
            <text:p text:style-name="P13">-</text:p>
          </table:table-cell>
        </table:table-row>
        <table:table-row>
          <table:table-cell table:style-name="DataFilterMethod.A2" office:value-type="string">
            <text:p text:style-name="P12">13</text:p>
          </table:table-cell>
          <table:table-cell table:style-name="DataFilterMethod.A2" office:value-type="string">
            <text:p text:style-name="P14">MTA-tax</text:p>
          </table:table-cell>
          <table:table-cell table:style-name="DataFilterMethod.A2" office:value-type="string">
            <text:p text:style-name="P13">-</text:p>
          </table:table-cell>
        </table:table-row>
        <table:table-row>
          <table:table-cell table:style-name="DataFilterMethod.A2" office:value-type="string">
            <text:p text:style-name="P12">14</text:p>
          </table:table-cell>
          <table:table-cell table:style-name="DataFilterMethod.A2" office:value-type="string">
            <text:p text:style-name="P14">Tip</text:p>
          </table:table-cell>
          <table:table-cell table:style-name="DataFilterMethod.A2" office:value-type="string">
            <text:p text:style-name="P13">-</text:p>
          </table:table-cell>
        </table:table-row>
        <table:table-row>
          <table:table-cell table:style-name="DataFilterMethod.A2" office:value-type="string">
            <text:p text:style-name="P12">15</text:p>
          </table:table-cell>
          <table:table-cell table:style-name="DataFilterMethod.A2" office:value-type="string">
            <text:p text:style-name="P14">Toll-charge</text:p>
          </table:table-cell>
          <table:table-cell table:style-name="DataFilterMethod.A2" office:value-type="string">
            <text:p text:style-name="P13">-</text:p>
          </table:table-cell>
        </table:table-row>
        <table:table-row>
          <table:table-cell table:style-name="DataFilterMethod.A2" office:value-type="string">
            <text:p text:style-name="P12">16</text:p>
          </table:table-cell>
          <table:table-cell table:style-name="DataFilterMethod.A2" office:value-type="string">
            <text:p text:style-name="P14">Improvement-surcharge</text:p>
          </table:table-cell>
          <table:table-cell table:style-name="DataFilterMethod.A2" office:value-type="string">
            <text:p text:style-name="P13">-</text:p>
          </table:table-cell>
        </table:table-row>
        <table:table-row table:style-name="DataFilterMethod.18">
          <table:table-cell table:style-name="DataFilterMethod.A2" office:value-type="string">
            <text:p text:style-name="P12">17</text:p>
          </table:table-cell>
          <table:table-cell table:style-name="DataFilterMethod.A2" office:value-type="string">
            <text:p text:style-name="P14">Total-amount</text:p>
          </table:table-cell>
          <table:table-cell table:style-name="DataFilterMethod.A2" office:value-type="string">
            <text:p text:style-name="P15">Checked whether fare was valid or indefinitely high</text:p>
          </table:table-cell>
        </table:table-row>
        <table:table-row>
          <table:table-cell table:style-name="DataFilterMethod.A19" office:value-type="string">
            <text:p text:style-name="P12">18</text:p>
          </table:table-cell>
          <table:table-cell table:style-name="DataFilterMethod.B19" office:value-type="string">
            <text:p text:style-name="P14">Congestion-charge</text:p>
          </table:table-cell>
          <table:table-cell table:style-name="DataFilterMethod.C19" office:value-type="string">
            <text:p text:style-name="P13">-</text:p>
          </table:table-cell>
        </table:table-row>
      </table:table>
      <text:p text:style-name="Preformatted_20_Text"/>
      <text:p text:style-name="P25"><text:soft-page-break/><text:span text:style-name="T10">FILTERING</text:span>-</text:p>
      <text:p text:style-name="Standard">Firstly the data filtering was primary objective <text:span text:style-name="T9">and which was made easier by third party libraries</text:span></text:p>
      <text:p text:style-name="P23">Tidyverse and dplyr was taken into attention. Dplyr has inbuilt methods to filter data with parameters required to filter it accordingly. The fare of data above 10000 km trip distance and 10000 fare amount was filtere<text:span text:style-name="T12">d</text:span> as they were quite inappropriate and were reducing values or R<text:span text:style-name="T11">2</text:span></text:p>
      <text:p text:style-name="P24">.So here by the number of datasets after filtering came from 348371 to 348349 which was quite small as compared to such big data-set. The final data.frame variable holding the data-set was dataFiltered(Camel casing for easy reading)</text:p>
      <text:p text:style-name="P24"/>
      <text:p text:style-name="P19">&gt;&gt;main.R</text:p>
      <text:p text:style-name="P19"/>
      <text:p text:style-name="Preformatted_20_Text"># Installing package Tidyverse,dplyr and ggplot2 and importing them respectively</text:p>
      <text:p text:style-name="Preformatted_20_Text">install.packages("Tidyverse")</text:p>
      <text:p text:style-name="Preformatted_20_Text">library(Tidyverse)</text:p>
      <text:p text:style-name="Preformatted_20_Text">install.packages("dplyr")</text:p>
      <text:p text:style-name="Preformatted_20_Text">library(dplyr)</text:p>
      <text:p text:style-name="Preformatted_20_Text">install.packages("ggplot2")</text:p>
      <text:p text:style-name="Preformatted_20_Text">library(ggplot2)</text:p>
      <text:p text:style-name="Preformatted_20_Text">datastats &lt;- read.csv("~/Documents/Research-paper-work/yellow_tripdata_2020-05.csv")</text:p>
      <text:p text:style-name="Preformatted_20_Text"># This is data filtered first time</text:p>
      <text:p text:style-name="Preformatted_20_Text">data &lt;- filter(datastats,fare_amount&lt;1000<text:span text:style-name="T10">0</text:span>)</text:p>
      <text:p text:style-name="Preformatted_20_Text"># This is final filtered data</text:p>
      <text:p text:style-name="Preformatted_20_Text">dataFiltered &lt;- filter(data, trip_distance&lt;10000)</text:p>
      <text:p text:style-name="Preformatted_20_Text"/>
      <text:p text:style-name="Preformatted_20_Text"/>
      <text:p text:style-name="P26">MODELLING-</text:p>
      <text:p text:style-name="P22">Language R <text:span text:style-name="T12">being a </text:span>statistical programming language has inbuilt method for <text:span text:style-name="T12">linear modelling</text:span> given as :</text:p>
      <text:p text:style-name="Preformatted_20_Text"><text:span text:style-name="Source_20_Text"/></text:p>
      <text:p text:style-name="Preformatted_20_Text"><text:span text:style-name="Source_20_Text">lm([target variable] ~ [predictor variables], data = [data source])</text:span></text:p>
      <text:p text:style-name="P3"/>
      <text:p text:style-name="P28">So this can be stored in some variable and further passing that variable into summary() function helps to get complete analysis of model formed by linear regression. abline() with a argument of model gives us plot of linear regression <text:s/>on x-y plot. plot() is a inbuilt functions which take two parameters for example age and weight of a person and plot a graph of how the weight has changed with increase in <text:s/>age and vice versa.</text:p>
      <text:p text:style-name="P28"/>
      <text:p text:style-name="Preformatted_20_Text">&gt;&gt;model.R</text:p>
      <text:p text:style-name="Preformatted_20_Text"># modeling for trip distance and fare amount</text:p>
      <text:p text:style-name="Preformatted_20_Text">model_fare &lt;- lm(dataFiltered$trip_distance ~ dataFiltered$fare_amount)</text:p>
      <text:p text:style-name="Preformatted_20_Text">plot(dataFiltered$trip_distance,dataFiltered$fare_amount)</text:p>
      <text:p text:style-name="Preformatted_20_Text">abline(model_fare)</text:p>
      <text:p text:style-name="Preformatted_20_Text">summary(model_fare)</text:p>
      <text:p text:style-name="Preformatted_20_Text"/>
      <text:p text:style-name="Preformatted_20_Text"># modeling for trip distance and total amount</text:p>
      <text:p text:style-name="Preformatted_20_Text">model_total_fare &lt;- lm(dataFiltered$trip_distance ~ dataFiltered$total_amount)</text:p>
      <text:p text:style-name="Preformatted_20_Text">plot(dataFiltered$trip_distance,dataFiltered$total_amount)</text:p>
      <text:p text:style-name="Preformatted_20_Text">abline(model_total)</text:p>
      <text:p text:style-name="Preformatted_20_Text">summary(model_total)</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16:18:26.329388242</meta:creation-date>
    <dc:date>2020-11-11T15:36:50.145501104</dc:date>
    <meta:editing-duration>PT21M59S</meta:editing-duration>
    <meta:editing-cycles>5</meta:editing-cycles>
    <meta:generator>LibreOffice/6.4.6.2$Linux_X86_64 LibreOffice_project/40$Build-2</meta:generator>
    <meta:document-statistic meta:table-count="1" meta:image-count="0" meta:object-count="0" meta:page-count="3" meta:paragraph-count="110" meta:word-count="981" meta:character-count="6527" meta:non-whitespace-character-count="5616"/>
  </office:meta>
</office:document-meta>
</file>